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7cm" table:align="left" style:shadow="none"/>
    </style:style>
    <style:style style:name="Table1.A" style:family="table-column">
      <style:table-column-properties style:column-width="17cm"/>
    </style:style>
    <style:style style:name="Table1.A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text-input text:description="jooscript">${header}</text:text-input><text:script script:language="JOOScript">@table:table-column
[#list headers as header]
@/table:table-column
[/#list]
@table:table-cell
[#list headers as header]
@/table:table-cell
[/#list]</text:script></text:p>
          </table:table-cell>
        </table:table-row>
        <table:table-row>
          <table:table-cell table:style-name="Table1.A2" office:value-type="string">
            <text:p text:style-name="Table_20_Contents"><text:text-input text:description="jooscript">${cell}</text:text-input><text:script script:language="JOOScript">@table:table-row
[#list items as item]
@table:table-cell
[#list item as cell]
@/table:table-cell
[/#list]
@/table:table-row
[/#list]</text:scrip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6-07-20T18:40:33</meta:creation-date>
    <dc:date>2010-08-22T21:34:12</dc:date>
    <dc:language>en-GB</dc:language>
    <meta:editing-cycles>24</meta:editing-cycles>
    <meta:editing-duration>PT01H02M41S</meta:editing-duration>
    <meta:document-statistic meta:table-count="1" meta:image-count="0" meta:object-count="0" meta:page-count="1" meta:paragraph-count="2" meta:word-count="2" meta:character-count="18"/>
    <meta:user-defined meta:name="Info 1"/>
    <meta:user-defined meta:name="Info 2"/>
    <meta:user-defined meta:name="Info 3"/>
    <meta:user-defined meta:name="Info 4"/>
  </office:meta>
</office:document-meta>
</file>